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/>
    </style:style>
    <style:style style:name="P6" style:family="paragraph" style:parent-style-name="Standard" style:list-style-name="L1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.265cm" fo:margin-right="0.265cm" fo:margin-top="0.265cm" fo:margin-bottom="0.265cm" style:line-height-at-least="0.582cm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erdana" fo:font-size="9.75pt" fo:font-style="normal" fo:font-weight="normal"/>
    </style:style>
    <style:style style:name="T3" style:family="text">
      <style:text-properties style:font-name-asian="verdana" style:font-size-asian="9.75pt" style:font-style-asian="normal" style:font-weight-asian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"/><text:span text:style-name="T1">单机单VM 性能测试</text:span></text:p>
      <text:p text:style-name="Standard"/>
      <text:p text:style-name="P1">测试项目</text:p>
      <text:p text:style-name="Standard"/>
      <text:p text:style-name="Standard">vmi_local_py <text:s/>--打印进程列表，本地，python</text:p>
      <text:p text:style-name="Standard">vmi_local_c <text:s/>--打印进程列表，本地，c</text:p>
      <text:p text:style-name="Standard">vmi_rpc_c_py --打印进程列表，集中监控， dom0上python，监控端为c</text:p>
      <text:p text:style-name="Standard">vmirpc_py_py--打印进程列表，集中监控， dom0上py，监控端为py</text:p>
      <text:p text:style-name="Standard">vmirpc_c_c <text:s/>--打印进程列表，集中监控， dom0上c，监控端为c</text:p>
      <text:p text:style-name="Standard"/>
      <text:p text:style-name="Standard">rpc_process_info_cc</text:p>
      <text:p text:style-name="Standard">--打印进程列表，进程创建时间，进程打开文件，父子进程关系，集中监控， dom0上c，监控端为c</text:p>
      <text:p text:style-name="Standard">local_process_info_c</text:p>
      <text:p text:style-name="Standard">--打印进程列表，进程创建时间，进程打开文件，父子进程关系，集中监控， dom0上c，监控端为c</text:p>
      <text:p text:style-name="Standard"/>
      <text:p text:style-name="Standard">1.time 解释</text:p>
      <text:p text:style-name="P7"><text:span text:style-name="T2">1)</text:span><text:span text:style-name="T3">实际时间</text:span><text:span text:style-name="T2">(real time): </text:span><text:span text:style-name="T3">从</text:span><text:span text:style-name="T2">command</text:span><text:span text:style-name="T3">命令行开始执行到运行终止的消逝时间；</text:span></text:p>
      <text:p text:style-name="P7"><text:span text:style-name="T2">2)</text:span><text:span text:style-name="T3">用户</text:span><text:span text:style-name="T2">CPU</text:span><text:span text:style-name="T3">时间</text:span><text:span text:style-name="T2">(user CPU time): </text:span><text:span text:style-name="T3">命令执行完成花费的用户</text:span><text:span text:style-name="T2">CPU</text:span><text:span text:style-name="T3">时间，即命令在用户态中执行时间总和；</text:span></text:p>
      <text:p text:style-name="P7"><text:span text:style-name="T2">3)</text:span><text:span text:style-name="T3">系统</text:span><text:span text:style-name="T2">CPU</text:span><text:span text:style-name="T3">时间</text:span><text:span text:style-name="T2">(system CPU time): </text:span><text:span text:style-name="T3">命令执行完成花费的系统</text:span><text:span text:style-name="T2">CPU</text:span><text:span text:style-name="T3">时间，即命令在核心态中执行时间总和。</text:span></text:p>
      <text:p text:style-name="P5"><text:span text:style-name="T2">CPU</text:span><text:span text:style-name="T3">时间 </text:span><text:span text:style-name="T2">= </text:span><text:span text:style-name="T3">用户</text:span><text:span text:style-name="T2">CPU</text:span><text:span text:style-name="T3">时间 </text:span><text:span text:style-name="T2">+ </text:span><text:span text:style-name="T3">系统</text:span><text:span text:style-name="T2">CPU</text:span><text:span text:style-name="T3">时间 ，实际时间(real time)大于</text:span><text:span text:style-name="T2">CPU</text:span><text:span text:style-name="T3">时间，说明还有其它任务在运行。</text:span></text:p>
      <text:p text:style-name="P5"><text:span text:style-name="T3">当real time &gt; cpu time的时候，可用多线程进行优化</text:span></text:p>
      <text:p text:style-name="P5"><text:span text:style-name="T3"/></text:p>
      <text:list xml:id="list379745287" text:style-name="L1">
        <text:list-item>
          <text:p text:style-name="P6"><text:span text:style-name="T3">init只执行一次，</text:span></text:p>
          <text:p text:style-name="P6"><text:span text:style-name="T3">意思是只执行一次初始化，然后反复的执行打印进程列表的核心代码，以此来增加程序的复杂度。</text:span></text:p>
        </text:list-item>
      </text:list>
      <text:p text:style-name="P5"><text:span text:style-name="T3"/></text:p>
      <text:p text:style-name="Standard">3.结论</text:p>
      <text:p text:style-name="Standard"/>
      <text:p text:style-name="Standard">(1)当只打印一次列表的时候，无论socket还是本地，使用c语言的程序，性能较高。</text:p>
      <text:p text:style-name="Standard">但是随着次数的增加，本地的性能 远远 优于socket。</text:p>
      <text:p text:style-name="Standard"/>
      <text:p text:style-name="P1"/>
      <text:p text:style-name="P1">程序流程分析</text:p>
      <text:p text:style-name="P1"/>
      <text:p text:style-name="P2">是否可以流程简化</text:p>
      <text:p text:style-name="P2">如何验证dom0的资源被释放了</text:p>
      <text:p text:style-name="P1"/>
      <text:p text:style-name="P2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3-12-29T16:14:20</meta:creation-date>
    <meta:generator>LibreOffice/3.5$Linux_X86_64 LibreOffice_project/350m1$Build-2</meta:generator>
    <dc:date>2014-01-06T12:56:37</dc:date>
    <dc:creator>doa </dc:creator>
    <meta:editing-duration>P1DT21H41M43S</meta:editing-duration>
    <meta:editing-cycles>119</meta:editing-cycles>
    <meta:document-statistic meta:table-count="0" meta:image-count="0" meta:object-count="0" meta:page-count="1" meta:paragraph-count="25" meta:word-count="167" meta:character-count="768" meta:non-whitespace-character-count="789"/>
  </office:meta>
</office:document-meta>
</file>